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1445" officeooo:paragraph-rsid="000d14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<text:s/>es lo que se usa para identificar un mensaje específico cuando se le envía a su servidor.</text:p>
      <text:p text:style-name="P1">2 para un mejor control de errores</text:p>
      <text:p text:style-name="P1">3 no ya que no cumple el modelo de capas</text:p>
      <text:p text:style-name="P1">4que la privada no sale a internet</text:p>
      <text:p text:style-name="P1">5 es como una plantilla que nos inforna que parte es red y que parte son maquinas</text:p>
      <text:p text:style-name="P1">6 para indicaar que parte de la direccion es la red</text:p>
      <text:p text:style-name="P1">7 es un mensaje que se envia a todas las maquinas de una red</text:p>
      <text:p text:style-name="P1">8 es una direccion que la maquina utiliza para enviarse mensaje asi misma(comienza por 127)</text:p>
      <text:p text:style-name="P1">9 es una direccion es la direccion de la tarjeta de red</text:p>
      <text:p text:style-name="P1">10 es una red que pertenece al gobierno español del ministerio de ciencia se encarga de gestionar las ips en españa</text:p>
      <text:p text:style-name="P1">11 mensajes unicast mensajes broadcast mensajes de loopback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9T12:16:50.603000000</meta:creation-date>
    <dc:date>2023-11-09T12:39:45.768000000</dc:date>
    <meta:editing-duration>PT22M55S</meta:editing-duration>
    <meta:editing-cycles>1</meta:editing-cycles>
    <meta:document-statistic meta:table-count="0" meta:image-count="0" meta:object-count="0" meta:page-count="1" meta:paragraph-count="11" meta:word-count="140" meta:character-count="712" meta:non-whitespace-character-count="582"/>
    <meta:generator>LibreOffice/7.4.6.2$Windows_X86_64 LibreOffice_project/5b1f5509c2decdade7fda905e3e1429a67acd63d</meta:generator>
  </office:meta>
</office:document-meta>
</file>